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964b" officeooo:paragraph-rsid="0002964b"/>
    </style:style>
    <style:style style:name="P2" style:family="paragraph" style:parent-style-name="Standard">
      <style:text-properties officeooo:rsid="0003c84a" officeooo:paragraph-rsid="0003c84a"/>
    </style:style>
    <style:style style:name="T1" style:family="text">
      <style:text-properties officeooo:rsid="0003c8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eudocodigo</text:p>
      <text:p text:style-name="P1"/>
      <text:p text:style-name="P1">Inicializar perifericos </text:p>
      <text:p text:style-name="P1">flag1,flag2</text:p>
      <text:p text:style-name="P1">Inicializar Interrupciones</text:p>
      <text:p text:style-name="P1"><text:tab/>Habilitamos interrupciones</text:p>
      <text:p text:style-name="P1"/>
      <text:p text:style-name="P1"><text:tab/>while(1){</text:p>
      <text:p text:style-name="P1"/>
      <text:p text:style-name="P1"><text:tab/><text:tab/>si la bandera es verdadera se imprime(Flag1 == true)</text:p>
      <text:p text:style-name="P1"><text:tab/></text:p>
      <text:p text:style-name="P1"><text:tab/><text:tab/>interrupcion por recepción </text:p>
      <text:p text:style-name="P1"><text:tab/><text:tab/><text:tab/>caracater = \n</text:p>
      <text:p text:style-name="P1"><text:tab/><text:tab/><text:tab/><text:tab/>Flag2 = true</text:p>
      <text:p text:style-name="P1"><text:tab/><text:tab/><text:tab/><text:tab/>contador = 0;</text:p>
      <text:p text:style-name="P2"><text:tab/><text:tab/><text:tab/><text:tab/>inicia timer;</text:p>
      <text:p text:style-name="P1"><text:tab/><text:tab/>Si Flag2 == true</text:p>
      <text:p text:style-name="P1"><text:tab/><text:tab/><text:tab/>Si contador &lt; longitud buffer propio</text:p>
      <text:p text:style-name="P1"><text:tab/><text:tab/><text:tab/>buffer rx = biffer_propio[contador];</text:p>
      <text:p text:style-name="P1"><text:tab/><text:tab/><text:tab/>contador +1</text:p>
      <text:p text:style-name="P1"/>
      <text:p text:style-name="P1"><text:tab/><text:tab/><text:span text:style-name="T1">Si contador <text:s/>&lt; longitud de buffer propio &amp;&amp; timer no se reinicia</text:span></text:p>
      <text:p text:style-name="P1"><text:tab/><text:tab/><text:tab/><text:span text:style-name="T1">Buffer Rx = bufferPropio[contador]</text:span></text:p>
      <text:p text:style-name="P1"><text:tab/><text:tab/><text:tab/><text:span text:style-name="T1">Contador +1</text:span></text:p>
      <text:p text:style-name="P1"><text:tab/><text:tab/><text:tab/><text:span text:style-name="T1">Si flag2 = true &amp;&amp; buffer rx = \n</text:span></text:p>
      <text:p text:style-name="P1"><text:tab/></text:p>
      <text:p text:style-name="P1"><text:tab/></text:p>
      <text:p text:style-name="P1"><text:tab/><text:tab/>Si contador == longitud de buffer propio</text:p>
      <text:p text:style-name="P1"><text:tab/><text:tab/><text:tab/>Flag == true</text:p>
      <text:p text:style-name="P1"><text:tab/><text:tab/><text:tab/>Flag2 = false</text:p>
      <text:p text:style-name="P1"><text:tab/><text:tab/><text:tab/><text:span text:style-name="T1">Timer = deshabilitado</text:span></text:p>
      <text:p text:style-name="P1"><text:tab/><text:tab/></text:p>
      <text:p text:style-name="P1"><text:tab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10:20:08.881000000</meta:creation-date>
    <dc:date>2025-03-20T10:41:04.153000000</dc:date>
    <meta:editing-duration>PT10M42S</meta:editing-duration>
    <meta:editing-cycles>1</meta:editing-cycles>
    <meta:document-statistic meta:table-count="0" meta:image-count="0" meta:object-count="0" meta:page-count="1" meta:paragraph-count="29" meta:word-count="92" meta:character-count="627" meta:non-whitespace-character-count="497"/>
    <meta:generator>LibreOffice/24.8.5.2$Windows_X86_64 LibreOffice_project/fddf2685c70b461e7832239a0162a77216259f22</meta:generator>
  </office:meta>
</office:document-meta>
</file>